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7e8e1" officeooo:paragraph-rsid="0007e8e1"/>
    </style:style>
    <style:style style:name="P2" style:family="paragraph" style:parent-style-name="Standard">
      <style:text-properties style:font-name="Arial" officeooo:rsid="00087b08" officeooo:paragraph-rsid="00087b08"/>
    </style:style>
    <style:style style:name="P3" style:family="paragraph" style:parent-style-name="Standard">
      <style:text-properties style:font-name="Arial" officeooo:rsid="000b2e1b" officeooo:paragraph-rsid="000b2e1b"/>
    </style:style>
    <style:style style:name="P4" style:family="paragraph" style:parent-style-name="Standard">
      <style:text-properties style:font-name="Arial" officeooo:rsid="000b6a96" officeooo:paragraph-rsid="000b6a96"/>
    </style:style>
    <style:style style:name="P5" style:family="paragraph" style:parent-style-name="Standard">
      <style:text-properties style:font-name="Arial" officeooo:paragraph-rsid="000b6a96"/>
    </style:style>
    <style:style style:name="P6" style:family="paragraph" style:parent-style-name="Standard">
      <style:text-properties style:font-name="Arial" officeooo:rsid="0020f091" officeooo:paragraph-rsid="0020f091"/>
    </style:style>
    <style:style style:name="P7" style:family="paragraph" style:parent-style-name="Standard">
      <style:text-properties style:font-name="Arial" officeooo:rsid="002eda4a" officeooo:paragraph-rsid="002eda4a"/>
    </style:style>
    <style:style style:name="P8" style:family="paragraph" style:parent-style-name="Standard">
      <style:text-properties style:font-name="Arial" officeooo:rsid="0030f878" officeooo:paragraph-rsid="0030f878"/>
    </style:style>
    <style:style style:name="P9" style:family="paragraph" style:parent-style-name="Standard">
      <style:text-properties style:font-name="Arial" officeooo:rsid="0034389d" officeooo:paragraph-rsid="0034389d"/>
    </style:style>
    <style:style style:name="P10" style:family="paragraph" style:parent-style-name="Standard">
      <style:text-properties style:font-name="Arial" officeooo:rsid="003785bf" officeooo:paragraph-rsid="003785bf"/>
    </style:style>
    <style:style style:name="P11" style:family="paragraph" style:parent-style-name="Standard">
      <style:text-properties style:font-name="Arial" officeooo:rsid="003785bf" officeooo:paragraph-rsid="003e0b2f"/>
    </style:style>
    <style:style style:name="P12" style:family="paragraph" style:parent-style-name="Standard">
      <style:text-properties style:font-name="Arial" officeooo:rsid="003953b7" officeooo:paragraph-rsid="003953b7"/>
    </style:style>
    <style:style style:name="P13" style:family="paragraph" style:parent-style-name="Standard">
      <style:text-properties style:font-name="Arial" officeooo:rsid="003f5c6b" officeooo:paragraph-rsid="003f5c6b"/>
    </style:style>
    <style:style style:name="P14" style:family="paragraph" style:parent-style-name="Standard">
      <style:text-properties style:font-name="Arial" officeooo:rsid="0041dde5" officeooo:paragraph-rsid="0041dde5"/>
    </style:style>
    <style:style style:name="P15" style:family="paragraph" style:parent-style-name="Standard">
      <style:text-properties style:font-name="Arial" officeooo:rsid="004492e1" officeooo:paragraph-rsid="004c152c"/>
    </style:style>
    <style:style style:name="P16" style:family="paragraph" style:parent-style-name="Standard">
      <style:text-properties style:font-name="Arial" officeooo:rsid="004492e1" officeooo:paragraph-rsid="004fb877"/>
    </style:style>
    <style:style style:name="P17" style:family="paragraph" style:parent-style-name="Standard">
      <style:text-properties style:font-name="Arial" officeooo:rsid="004492e1" officeooo:paragraph-rsid="0051932a"/>
    </style:style>
    <style:style style:name="P18" style:family="paragraph" style:parent-style-name="Standard">
      <style:text-properties style:font-name="Arial" officeooo:rsid="004fb877" officeooo:paragraph-rsid="004fb877"/>
    </style:style>
    <style:style style:name="P19" style:family="paragraph" style:parent-style-name="Standard">
      <style:text-properties style:font-name="Arial" style:text-underline-style="solid" style:text-underline-type="double" style:text-underline-width="auto" style:text-underline-color="font-color" officeooo:rsid="00622c7d" officeooo:paragraph-rsid="00622c7d"/>
    </style:style>
    <style:style style:name="T1" style:family="text">
      <style:text-properties officeooo:rsid="0009a5b7"/>
    </style:style>
    <style:style style:name="T2" style:family="text">
      <style:text-properties officeooo:rsid="000b6a96"/>
    </style:style>
    <style:style style:name="T3" style:family="text">
      <style:text-properties officeooo:rsid="000cfd09"/>
    </style:style>
    <style:style style:name="T4" style:family="text">
      <style:text-properties officeooo:rsid="0011490b"/>
    </style:style>
    <style:style style:name="T5" style:family="text">
      <style:text-properties officeooo:rsid="001294bb"/>
    </style:style>
    <style:style style:name="T6" style:family="text">
      <style:text-properties officeooo:rsid="001f4a29"/>
    </style:style>
    <style:style style:name="T7" style:family="text">
      <style:text-properties fo:color="#000000" loext:opacity="100%" style:font-name="Consolas" fo:font-size="10.5pt" fo:font-weight="normal" officeooo:rsid="001f4a29" fo:background-color="#ffffff" loext:char-shading-value="0"/>
    </style:style>
    <style:style style:name="T8" style:family="text">
      <style:text-properties officeooo:rsid="0029fe4c"/>
    </style:style>
    <style:style style:name="T9" style:family="text">
      <style:text-properties officeooo:rsid="002d0ae5"/>
    </style:style>
    <style:style style:name="T10" style:family="text">
      <style:text-properties officeooo:rsid="00439732"/>
    </style:style>
    <style:style style:name="T11" style:family="text">
      <style:text-properties officeooo:rsid="004668fd"/>
    </style:style>
    <style:style style:name="T12" style:family="text">
      <style:text-properties officeooo:rsid="00491a27"/>
    </style:style>
    <style:style style:name="T13" style:family="text">
      <style:text-properties officeooo:rsid="004c152c"/>
    </style:style>
    <style:style style:name="T14" style:family="text">
      <style:text-properties officeooo:rsid="004fb877"/>
    </style:style>
    <style:style style:name="T15" style:family="text">
      <style:text-properties officeooo:rsid="005233ad"/>
    </style:style>
    <style:style style:name="T16" style:family="text">
      <style:text-properties officeooo:rsid="005d810a"/>
    </style:style>
    <style:style style:name="T17" style:family="text">
      <style:text-properties officeooo:rsid="005de079"/>
    </style:style>
    <style:style style:name="T18" style:family="text">
      <style:text-properties officeooo:rsid="005f6a57"/>
    </style:style>
    <style:style style:name="T19" style:family="text">
      <style:text-properties officeooo:rsid="006046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/>
      <text:p text:style-name="P1"/>
      <text:p text:style-name="P1"/>
      <text:p text:style-name="P1">2)</text:p>
      <text:p text:style-name="P1">x i0-4<text:tab/>8</text:p>
      <text:p text:style-name="P1">3x+2 i0-2<text:tab/>10</text:p>
      <text:p text:style-name="P1">3 i-3-5<text:tab/>24</text:p>
      <text:p text:style-name="P1">0 i-2-2<text:tab/><text:span text:style-name="T4">4c</text:span></text:p>
      <text:p text:style-name="P1">2x-3 i0-1<text:tab/>-2</text:p>
      <text:p text:style-name="P1">2x i-1-1<text:tab/><text:span text:style-name="T5">0</text:span></text:p>
      <text:p text:style-name="P1"/>
      <text:p text:style-name="P1">3)</text:p>
      <text:p text:style-name="P3">a)</text:p>
      <text:p text:style-name="P4">f(x)=12*(x**2-1)*(x-2)</text:p>
      <text:p text:style-name="P4">f(x)=<text:span text:style-name="T3">(</text:span>12x²-12<text:span text:style-name="T3">)</text:span>*(x-2)</text:p>
      <text:p text:style-name="P4">f(x)=12x³-12x-24x²+24</text:p>
      <text:p text:style-name="P4">f(x)=12x³-24x²-12x+24</text:p>
      <text:p text:style-name="P3"/>
      <text:p text:style-name="P3">Nullstellen</text:p>
      <text:p text:style-name="P5"><text:span text:style-name="T2">f</text:span><text:span text:style-name="T6">aktorisiert form = </text:span><text:span text:style-name="T7">f(x)=a(x-x1)(x-x2)</text:span></text:p>
      <text:p text:style-name="P6">x1, x2, <text:span text:style-name="T8">x3</text:span> = 1, -<text:span text:style-name="T8">1</text:span>, 2;</text:p>
      <text:p text:style-name="P6"/>
      <text:p text:style-name="P6"/>
      <text:p text:style-name="P6"/>
      <text:p text:style-name="P2"><text:span text:style-name="T9">37</text:span><text:span text:style-name="T1">m²</text:span></text:p>
      <text:p text:style-name="P2"/>
      <text:p text:style-name="P2"/>
      <text:p text:style-name="P7">4)</text:p>
      <text:p text:style-name="P10">f(x)=x**2-x</text:p>
      <text:p text:style-name="P11"/>
      <text:p text:style-name="P13">x1, x2= 1, 0</text:p>
      <text:p text:style-name="P11"/>
      <text:p text:style-name="P12">A=5 2/3</text:p>
      <text:p text:style-name="P7"/>
      <text:p text:style-name="P7"/>
      <text:p text:style-name="P8">5)</text:p>
      <text:p text:style-name="P14">f(x)=-x**3+x**2+x+2</text:p>
      <text:p text:style-name="P14">g(x)=-<text:span text:style-name="T10">x**2+x+2</text:span></text:p>
      <text:p text:style-name="P14"/>
      <text:p text:style-name="P14"/>
      <text:p text:style-name="P14"/>
      <text:p text:style-name="P15">g(]-∞:-1]<text:span text:style-name="T11">)&lt; </text:span><text:span text:style-name="T17">lim → </text:span><text:span text:style-name="T11">0 </text:span><text:span text:style-name="T12">∧ </text:span><text:span text:style-name="T13">g´(</text:span>]-∞:-1]<text:span text:style-name="T13">) &gt; </text:span><text:span text:style-name="T18">lim → </text:span><text:span text:style-name="T13">0</text:span></text:p>
      <text:p text:style-name="P16">g(<text:span text:style-name="T14">[2</text:span>:<text:span text:style-name="T14">∞[</text:span><text:span text:style-name="T11">)&lt; </text:span><text:span text:style-name="T18">lim → </text:span><text:span text:style-name="T11">0 </text:span><text:span text:style-name="T12">∧ </text:span><text:span text:style-name="T13">g´(</text:span><text:span text:style-name="T14">[2</text:span>:<text:span text:style-name="T14">∞[</text:span><text:span text:style-name="T11">)</text:span><text:span text:style-name="T13">) &lt; </text:span><text:span text:style-name="T18">lim → </text:span><text:span text:style-name="T13">0</text:span></text:p>
      <text:p text:style-name="P16"/>
      <text:p text:style-name="P17"><text:span text:style-name="T15">f</text:span>(]-∞:-1]<text:span text:style-name="T11">)&gt; </text:span><text:span text:style-name="T18">lim → </text:span><text:span text:style-name="T11">0 </text:span><text:span text:style-name="T12">∧ </text:span><text:span text:style-name="T13">g´(</text:span>]-∞:-1]<text:span text:style-name="T13">) &lt; </text:span><text:span text:style-name="T18">lim → </text:span><text:span text:style-name="T13">0</text:span></text:p>
      <text:p text:style-name="P17"><text:span text:style-name="T15">f</text:span>(<text:span text:style-name="T14">[2</text:span>:<text:span text:style-name="T14">∞[</text:span><text:span text:style-name="T11">)&lt; </text:span><text:span text:style-name="T19">lim → </text:span><text:span text:style-name="T11">0 </text:span><text:span text:style-name="T12">∧ </text:span><text:span text:style-name="T13">g´(</text:span><text:span text:style-name="T14">[2</text:span>:<text:span text:style-name="T14">∞[</text:span><text:span text:style-name="T11">)</text:span><text:span text:style-name="T13">) &lt; </text:span><text:span text:style-name="T19">lim → </text:span><text:span text:style-name="T13">0</text:span></text:p>
      <text:p text:style-name="P18"/>
      <text:p text:style-name="P9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1T13:10:38.473000000</dc:date>
    <meta:editing-duration>PT1H22M52S</meta:editing-duration>
    <meta:editing-cycles>7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9" meta:word-count="101" meta:character-count="462" meta:non-whitespace-character-count="401"/>
  </office:meta>
</office:document-meta>
</file>